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98a04" officeooo:paragraph-rsid="00198a04"/>
    </style:style>
    <style:style style:name="P2" style:family="paragraph" style:parent-style-name="Standard">
      <style:text-properties officeooo:rsid="00198a04" officeooo:paragraph-rsid="001aab1a"/>
    </style:style>
    <style:style style:name="P3" style:family="paragraph" style:parent-style-name="Standard">
      <style:text-properties officeooo:rsid="00198a04" officeooo:paragraph-rsid="001eba72"/>
    </style:style>
    <style:style style:name="P4" style:family="paragraph" style:parent-style-name="Standard">
      <style:text-properties officeooo:rsid="001aab1a" officeooo:paragraph-rsid="001aab1a"/>
    </style:style>
    <style:style style:name="P5" style:family="paragraph" style:parent-style-name="Standard">
      <style:text-properties officeooo:paragraph-rsid="001aab1a"/>
    </style:style>
    <style:style style:name="P6" style:family="paragraph" style:parent-style-name="Standard">
      <style:text-properties officeooo:paragraph-rsid="001bfc0b"/>
    </style:style>
    <style:style style:name="P7" style:family="paragraph" style:parent-style-name="Standard">
      <style:text-properties officeooo:paragraph-rsid="001d2f2a"/>
    </style:style>
    <style:style style:name="P8" style:family="paragraph" style:parent-style-name="Standard">
      <style:text-properties officeooo:paragraph-rsid="001d94a1"/>
    </style:style>
    <style:style style:name="P9" style:family="paragraph" style:parent-style-name="Standard">
      <style:text-properties officeooo:paragraph-rsid="001e4537"/>
    </style:style>
    <style:style style:name="P10" style:family="paragraph" style:parent-style-name="Standard">
      <style:text-properties officeooo:paragraph-rsid="001eba72"/>
    </style:style>
    <style:style style:name="P11" style:family="paragraph" style:parent-style-name="Standard">
      <style:text-properties officeooo:paragraph-rsid="002073cd"/>
    </style:style>
    <style:style style:name="P12" style:family="paragraph" style:parent-style-name="Standard">
      <style:text-properties officeooo:paragraph-rsid="0021370e"/>
    </style:style>
    <style:style style:name="T1" style:family="text">
      <style:text-properties officeooo:rsid="001aab1a"/>
    </style:style>
    <style:style style:name="T2" style:family="text">
      <style:text-properties fo:font-style="normal" officeooo:rsid="001bfc0b" style:font-style-asian="normal" style:font-style-complex="normal"/>
    </style:style>
    <style:style style:name="T3" style:family="text">
      <style:text-properties fo:font-style="normal" officeooo:rsid="001d2f2a" style:font-style-asian="normal" style:font-style-complex="normal"/>
    </style:style>
    <style:style style:name="T4" style:family="text">
      <style:text-properties fo:font-style="normal" officeooo:rsid="001d94a1" style:font-style-asian="normal" style:font-style-complex="normal"/>
    </style:style>
    <style:style style:name="T5" style:family="text">
      <style:text-properties fo:font-style="normal" officeooo:rsid="001e4537" style:font-style-asian="normal" style:font-style-complex="normal"/>
    </style:style>
    <style:style style:name="T6" style:family="text">
      <style:text-properties fo:font-style="normal" officeooo:rsid="001eba72" style:font-style-asian="normal" style:font-style-complex="normal"/>
    </style:style>
    <style:style style:name="T7" style:family="text">
      <style:text-properties fo:font-style="normal" officeooo:rsid="002073cd" style:font-style-asian="normal" style:font-style-complex="normal"/>
    </style:style>
    <style:style style:name="T8" style:family="text">
      <style:text-properties fo:font-style="normal" officeooo:rsid="0021370e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a xlink:type="simple" xlink:href="https://plato.stanford.edu/archives/fall2017/entries/well-being/" text:style-name="Internet_20_link" text:visited-style-name="Visited_20_Internet_20_Link">https://plato.stanford.edu/archives/fall2017/entries/well-being/</text:a></text:p>
      <text:p text:style-name="P3">Что такое благополучие? Очень важный вопрос, потмоу что смысл утилитаризма – как раз увеличение блага. </text:p>
      <text:p text:style-name="P1">Теории: гедонистические, desire, objective list</text:p>
      <text:p text:style-name="P1">благо, благополучие, благосостояние, благоденствие, счастье</text:p>
      <text:p text:style-name="P4">ценность</text:p>
      <text:p text:style-name="P1">баланс между хорошим и плохим</text:p>
      <text:p text:style-name="P1">позитивная психология, Селигман</text:p>
      <text:p text:style-name="P2">делать морально хорошее, делать хорошее для себя, </text:p>
      <text:p text:style-name="P4">бывает эстетическая ценность, моральная ценность, благополучная ценность </text:p>
      <text:p text:style-name="P4">какая разнциа между “хорошо” и “хорошо для”</text:p>
      <text:p text:style-name="P4">Мур</text:p>
      <text:p text:style-name="P4">Скенлон</text:p>
      <text:p text:style-name="P4">Я не понимаю, что происходит</text:p>
      <text:p text:style-name="P4">Что объединяет наши представленяи о благосостоянии</text:p>
      <text:p text:style-name="P4">Я не понимаю, о чем речь. </text:p>
      <text:p text:style-name="P4">Теории</text:p>
      <text:p text:style-name="P4">Гедонизм</text:p>
      <text:p text:style-name="P5"><text:span text:style-name="T1">Jeremy Bentham – люди находятся между удовольствием и болью. Люди максимизируют баланс между ними. </text:span><text:span text:style-name="Emphasis">substantive hedonism</text:span></text:p>
      <text:p text:style-name="P5"><text:span text:style-name="Emphasis">explanatory hedonism – </text:span><text:span text:style-name="Emphasis"><text:span text:style-name="T1">Почему удовольствие – это хорошо, а боль – плохо</text:span></text:span></text:p>
      <text:p text:style-name="P6"><text:span text:style-name="Emphasis"><text:span text:style-name="T2">Гедонизм древний – высказан Сократом</text:span></text:span></text:p>
      <text:p text:style-name="P6"><text:span text:style-name="Emphasis"><text:span text:style-name="T2">Длительность и интенсивность</text:span></text:span></text:p>
      <text:p text:style-name="P6"><text:span text:style-name="Emphasis"><text:span text:style-name="T2">Проблема – штуки, которые нам кажутся удовольствием, могут быть очень разными</text:span></text:span></text:p>
      <text:p text:style-name="P6"><text:span text:style-name="Emphasis"><text:span text:style-name="T2">Эксперимент – человеческая жизнь 80 лет или сколь угодно длинная жизнь устрицы</text:span></text:span></text:p>
      <text:p text:style-name="P6"><text:span text:style-name="Emphasis"><text:span text:style-name="T2">Джон Стюарт Милл – качество удовольствия, его благородство. Это уже не совсем гедонизм</text:span></text:span></text:p>
      <text:p text:style-name="P6"><text:span text:style-name="Emphasis"><text:span text:style-name="T2">Машина опыта (experience machine) – возражение против гедонизма</text:span></text:span></text:p>
      <text:p text:style-name="P6"><text:span text:style-name="Emphasis"><text:span text:style-name="T2">Теории желаний (desire)</text:span></text:span></text:p>
      <text:p text:style-name="P6"><text:span text:style-name="Emphasis"><text:span text:style-name="T2">Я хочу испытать внутри себя опыт написания великого романа, или написать великий роман?</text:span></text:span></text:p>
      <text:p text:style-name="P7"><text:span text:style-name="Emphasis"><text:span text:style-name="T3">Удовольствие и страдание тяжело померить и сравнить и разных людей, поэтому можно рассуждать в терминах нужд/потребностей.</text:span></text:span></text:p>
      <text:p text:style-name="P7"><text:span text:style-name="Emphasis"><text:span text:style-name="T3">Возможная тория – удовлетворять нужды, существующие сейчас. Контрпример – вышедший из себя подросток, который хочет покончить с собой, потому что сердится</text:span></text:span></text:p>
      <text:p text:style-name="P7"><text:span text:style-name="Emphasis"><text:span text:style-name="T3">comprehensive desire theory – всесторонняя, всеобъемлющая тория, согласно кторой имеет значение просуммированный по всей жизни уровень удовлетворенности оптребностей</text:span></text:span></text:p>
      <text:p text:style-name="P7"><text:span text:style-name="Emphasis"><text:span text:style-name="T3">контрпример – безвредное психоактивное вещество, которое будет вызывать сильнейшее желание его употребить, и не будет проблем с его получением</text:span></text:span></text:p>
      <text:p text:style-name="P7"><text:span text:style-name="Emphasis"><text:span text:style-name="T3">глобальная теория – ранжировать желания</text:span></text:span></text:p>
      <text:p text:style-name="P8"><text:span text:style-name="Emphasis"><text:span text:style-name="T4">контрпример – монах, который всю жизнь прожил в монастыре, не будет знать про то, что происходит снаружи, и не захочет выйти, если будет выбор</text:span></text:span></text:p>
      <text:p text:style-name="P8"><text:span text:style-name="Emphasis"><text:span text:style-name="T4">информированное желание. Давайте делать то, что мы выбрали бы, если бы знали все последствия.</text:span></text:span></text:p>
      <text:p text:style-name="P8"><text:span text:style-name="Emphasis"><text:span text:style-name="T4">Мы желаем штуки, потому что думаем, что они хорошие. Неверно, что мы думаем, что штуки хорошие, потому что они удовлетворят наше желание их сделать.</text:span></text:span></text:p>
      <text:p text:style-name="P8"><text:span text:style-name="Emphasis"><text:span text:style-name="T4">Гедонист: ценно удовольствие. Теоретик желаний: ценно удовлетворение желания.</text:span></text:span></text:p>
      <text:p text:style-name="P8"><text:span text:style-name="Emphasis"><text:span text:style-name="T4">Теории списков говорят, что есть определенные вещи, которые составляют благо, и это не только удовольствие и удовлетворение желаний</text:span></text:span></text:p>
      <text:p text:style-name="P8"><text:span text:style-name="Emphasis"><text:span text:style-name="T4"/></text:span></text:p>
      <text:p text:style-name="P9"><text:span text:style-name="Emphasis"><text:span text:style-name="T5">Благополучие и мораль</text:span></text:span></text:p>
      <text:p text:style-name="P9"><text:soft-page-break/><text:span text:style-name="Emphasis"><text:span text:style-name="T5">Велфаризм – моральная теория, согласно которой благополучие – это главная и единственная моральная ценность.</text:span></text:span></text:p>
      <text:p text:style-name="P9"><text:span text:style-name="Emphasis"><text:span text:style-name="T5">Какова связь между благополучием и добродетелью?</text:span></text:span></text:p>
      <text:p text:style-name="P9"><text:span text:style-name="Emphasis"><text:span text:style-name="T5"/></text:span></text:p>
      <text:p text:style-name="P10"><text:span text:style-name="Emphasis"><text:span text:style-name="T6">Как можно формализовать понятие “без понятия, что делать” Эта ситуация отличается от ситуации, когда у нас есть просто широкое распределение. Это важно для консеквенциалистов</text:span></text:span></text:p>
      <text:p text:style-name="P11"><text:span text:style-name="Emphasis"><text:span text:style-name="T7">Позиция – долгосрочные последствия</text:span></text:span></text:p>
      <text:p text:style-name="P11"><text:span text:style-name="Emphasis"><text:span text:style-name="T7">Идея – использовать краткосрочные последствия как прокси для долгосрочных</text:span></text:span></text:p>
      <text:p text:style-name="P11"><text:span text:style-name="Emphasis"><text:span text:style-name="T7">Сложная непонятность, простая</text:span></text:span></text:p>
      <text:p text:style-name="P12"><text:span text:style-name="Emphasis"><text:span text:style-name="T8">У нас нет теории принятия решений, работающей во всех контекстах</text:span></text:span></text:p>
      <text:p text:style-name="P12"><text:span text:style-name="Emphasis"><text:span text:style-name="T8">Мозг может пребывать только в конечном числе состояний</text:span></text:span></text:p>
      <text:p text:style-name="P12"><text:span text:style-name="Emphasis"><text:span text:style-name="T8">Насколько аккуратно мы разделяем действия на карзины по их полезности?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10:15:07.771180793</meta:creation-date>
    <dc:date>2020-05-28T15:28:25.496105773</dc:date>
    <meta:editing-duration>PT2H41M34S</meta:editing-duration>
    <meta:editing-cycles>1</meta:editing-cycles>
    <meta:document-statistic meta:table-count="0" meta:image-count="0" meta:object-count="0" meta:page-count="2" meta:paragraph-count="47" meta:word-count="411" meta:character-count="3191" meta:non-whitespace-character-count="2803"/>
    <meta:generator>LibreOffice/6.0.7.3$Linux_X86_64 LibreOffice_project/00m0$Build-3</meta:generator>
  </office:meta>
</office:document-meta>
</file>